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Roboto" svg:font-family="Roboto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Заголовок_20_и_20_объект_7e_LT_7e_Gliederung_20_1" style:master-page-name="First_20_Page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page-number="auto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Standard">
      <style:text-properties style:font-name="Pudelinka" officeooo:paragraph-rsid="0077fdf3"/>
    </style:style>
    <style:style style:name="P9" style:family="paragraph" style:parent-style-name="Standard">
      <style:paragraph-properties fo:text-align="start" style:justify-single-word="false"/>
      <style:text-properties style:font-name="Pudelinka" officeooo:paragraph-rsid="0077fdf3"/>
    </style:style>
    <style:style style:name="T1" style:family="text">
      <style:text-properties officeooo:rsid="005ffed0"/>
    </style:style>
    <style:style style:name="T2" style:family="text">
      <style:text-properties fo:color="#000000" loext:opacity="100%" style:font-name="Calibri" fo:font-size="28pt" style:font-size-asian="28pt"/>
    </style:style>
    <style:style style:name="T3" style:family="text">
      <style:text-properties fo:color="#000000" loext:opacity="100%" style:font-name="Roboto" fo:font-size="28pt" style:font-size-asian="28pt"/>
    </style:style>
    <style:style style:name="T4" style:family="text">
      <style:text-properties fo:color="#000000" loext:opacity="100%" fo:font-size="28pt" style:font-size-asian="28pt"/>
    </style:style>
    <style:style style:name="T5" style:family="text">
      <style:text-properties fo:color="#000000" loext:opacity="100%" style:font-name="Pudelinka" fo:font-size="28pt" style:font-size-asian="28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<text:s text:c="6"/></text:span><text:span text:style-name="T5">Поздравление с Рождеством</text:span></text:p>
      <text:p text:style-name="P8"/>
      <text:p text:style-name="P9"><text:s text:c="46"/><text:span text:style-name="T4">КОЛЯДКА</text:span></text:p>
      <text:p text:style-name="P9">Рождество пришло с небес,</text:p>
      <text:p text:style-name="P9">Светлый ангел спел про чудо.</text:p>
      <text:p text:style-name="P9">Пусть в душе горит Христос,</text:p>
      <text:p text:style-name="P9"><draw:frame text:anchor-type="paragraph" draw:z-index="0" draw:name="Медиаобъект 1" draw:style-name="gr1" svg:width="11.508cm" svg:height="7.672cm" svg:x="-0.418cm" svg:y="2.184cm"><draw:plugin xlink:href="../../019b3a7c-f312-7b7e-a275-0662f17abbd2.mp4" xlink:type="simple" xlink:show="embed" xlink:actuate="onLoad" draw:mime-type="video/mp4"><draw:param draw:name="Loop" draw:value="false"/><draw:param draw:name="Mute" draw:value="true"/><draw:param draw:name="VolumeDB" draw:value="0"/></draw:plugin></draw:frame>А в доме — радость и свобода!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Roboto" svg:font-family="Roboto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9:27:34.183724878</meta:creation-date>
    <dc:title>Default</dc:title>
    <meta:editing-cycles>2</meta:editing-cycles>
    <meta:editing-duration>PT21M56S</meta:editing-duration>
    <meta:generator>LibreOffice/7.6.7.2$Linux_X86_64 LibreOffice_project/60$Build-2</meta:generator>
    <dc:date>2025-12-20T09:49:30.393006854</dc:date>
    <meta:document-statistic meta:table-count="1" meta:image-count="0" meta:object-count="0" meta:page-count="1" meta:paragraph-count="16" meta:word-count="47" meta:character-count="280" meta:non-whitespace-character-count="195"/>
  </office:meta>
</office:document-meta>
</file>